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0fa65b" officeooo:paragraph-rsid="000fa65b" style:font-style-asian="italic" style:font-style-complex="italic"/>
    </style:style>
    <style:style style:name="P2" style:family="paragraph" style:parent-style-name="Text_20_body">
      <style:text-properties fo:font-style="normal" officeooo:rsid="000e4846" officeooo:paragraph-rsid="000e4846" style:font-style-asian="normal" style:font-style-complex="normal"/>
    </style:style>
    <style:style style:name="P3" style:family="paragraph" style:parent-style-name="Text_20_body">
      <style:text-properties fo:font-style="normal" officeooo:rsid="001157be" officeooo:paragraph-rsid="001157be" style:font-style-asian="normal" style:font-style-complex="normal"/>
    </style:style>
    <style:style style:name="P4" style:family="paragraph" style:parent-style-name="Text_20_body">
      <style:text-properties fo:font-style="normal" officeooo:rsid="00139b21" officeooo:paragraph-rsid="00139b21" style:font-style-asian="normal" style:font-style-complex="normal"/>
    </style:style>
    <style:style style:name="P5" style:family="paragraph" style:parent-style-name="Text_20_body">
      <style:text-properties fo:font-style="normal" officeooo:rsid="00153a45" officeooo:paragraph-rsid="00153a45" style:font-style-asian="normal" style:font-style-complex="normal"/>
    </style:style>
    <style:style style:name="P6" style:family="paragraph" style:parent-style-name="Text_20_body">
      <style:text-properties fo:font-style="normal" officeooo:rsid="00154173" officeooo:paragraph-rsid="00154173" style:font-style-asian="normal" style:font-style-complex="normal"/>
    </style:style>
    <style:style style:name="P7" style:family="paragraph" style:parent-style-name="Text_20_body">
      <style:text-properties fo:font-style="normal" officeooo:rsid="0018ccd9" officeooo:paragraph-rsid="0018ccd9" style:font-style-asian="normal" style:font-style-complex="normal"/>
    </style:style>
    <style:style style:name="P8" style:family="paragraph" style:parent-style-name="Text_20_body">
      <style:text-properties fo:font-style="normal" officeooo:rsid="0018ccd9" officeooo:paragraph-rsid="001f49ff" style:font-style-asian="normal" style:font-style-complex="normal"/>
    </style:style>
    <style:style style:name="P9" style:family="paragraph" style:parent-style-name="Text_20_body">
      <style:text-properties fo:font-style="normal" officeooo:rsid="0018ccd9" officeooo:paragraph-rsid="00212a85" style:font-style-asian="normal" style:font-style-complex="normal"/>
    </style:style>
    <style:style style:name="P10" style:family="paragraph" style:parent-style-name="Text_20_body">
      <style:text-properties fo:font-style="normal" officeooo:rsid="001c2adb" officeooo:paragraph-rsid="001c2adb" style:font-style-asian="normal" style:font-style-complex="normal"/>
    </style:style>
    <style:style style:name="P11" style:family="paragraph" style:parent-style-name="Text_20_body">
      <style:text-properties fo:font-style="normal" officeooo:rsid="002658c8" officeooo:paragraph-rsid="002658c8" style:font-style-asian="normal" style:font-style-complex="normal"/>
    </style:style>
    <style:style style:name="P12" style:family="paragraph" style:parent-style-name="Text_20_body">
      <style:text-properties fo:font-style="normal" officeooo:rsid="0029130c" officeooo:paragraph-rsid="0029130c" style:font-style-asian="normal" style:font-style-complex="normal"/>
    </style:style>
    <style:style style:name="P13" style:family="paragraph" style:parent-style-name="Text_20_body">
      <style:text-properties fo:font-style="normal" officeooo:rsid="002a9381" officeooo:paragraph-rsid="002a9381" style:font-style-asian="normal" style:font-style-complex="normal"/>
    </style:style>
    <style:style style:name="T1" style:family="text">
      <style:text-properties officeooo:rsid="000e5296"/>
    </style:style>
    <style:style style:name="T2" style:family="text">
      <style:text-properties officeooo:rsid="001157be"/>
    </style:style>
    <style:style style:name="T3" style:family="text">
      <style:text-properties officeooo:rsid="0011b4b5"/>
    </style:style>
    <style:style style:name="T4" style:family="text">
      <style:text-properties officeooo:rsid="00142b58"/>
    </style:style>
    <style:style style:name="T5" style:family="text">
      <style:text-properties officeooo:rsid="0015966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97871" style:font-style-asian="italic" style:font-style-complex="italic"/>
    </style:style>
    <style:style style:name="T8" style:family="text">
      <style:text-properties officeooo:rsid="00197871"/>
    </style:style>
    <style:style style:name="T9" style:family="text">
      <style:text-properties officeooo:rsid="001cae8b"/>
    </style:style>
    <style:style style:name="T10" style:family="text">
      <style:text-properties officeooo:rsid="001f49ff"/>
    </style:style>
    <style:style style:name="T11" style:family="text">
      <style:text-properties officeooo:rsid="00212a85"/>
    </style:style>
    <style:style style:name="T12" style:family="text">
      <style:text-properties officeooo:rsid="0021f2a6"/>
    </style:style>
    <style:style style:name="T13" style:family="text">
      <style:text-properties officeooo:rsid="0022e550"/>
    </style:style>
    <style:style style:name="T14" style:family="text">
      <style:text-properties officeooo:rsid="00257a96"/>
    </style:style>
    <style:style style:name="T15" style:family="text">
      <style:text-properties officeooo:rsid="002ad0dd"/>
    </style:style>
    <style:style style:name="T16" style:family="text">
      <style:text-properties officeooo:rsid="002c57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iørnegildet 2016</text:p>
      <text:p text:style-name="P1">Gratis frokoster, populærvitenskapelige foredrag og fysikkshow på dagtid. Konserter, astroshow og pub-til-pub på kveldstid. <text:span text:style-name="T16">12. til 20. februar gir studentfestivalen Biørnegildet deg alt dette og mer</text:span>!</text:p>
      <text:p text:style-name="P2">12. til 20. februar <text:span text:style-name="T2">inviterer </text:span>Realistforeningen (RF) <text:span text:style-name="T2">til </text:span>den tradisjonsrike studentfestivalen Biørnegildet. «Gildet», som det gjerne forkortes, arrangeres hvert tredje år. <text:span text:style-name="T1">Festivalen er foreningens måte å bruke opp foreningens overskudd de siste årene. Dette gjøres ved å arrangere en ti-dagers fest med et fullspekket program! </text:span></text:p>
      <text:p text:style-name="P3">Hver eneste dag avholdes «REALfrokost». En gratis frokost med populærvitenskapelig foredrag <text:span text:style-name="T3">med en forsker</text:span>. <text:span text:style-name="T3">Hvis du er redd for at det bare er tørre realister som holder foredrag her kan vi heldigvis avkrefte dette! I tillegg til at foredragstemaene skal være morsomme for alle, uansett bakgrunn, har vi også med et foredrag om psykologi.</text:span></text:p>
      <text:p text:style-name="P5">Utenom frokostene arrangerer vi også astroshow med kjendisastronom Knut Jørgen Røed Ødegaard, fysikkshow med fysiker Selda Ekiz og foredrag med skeptiker Gunnar Tjomlid.</text:p>
      <text:p text:style-name="P9">Det beste med Gildet <text:span text:style-name="T14">er</text:span> etter min mening konsertene og festene. Vi <text:span text:style-name="T10">sparker i gang festivalen</text:span> fredag 12. februar med kick-off-fest og konsert med 80-tallshyllestbandet <text:span text:style-name="T6">Loveshack</text:span>. <text:span text:style-name="T14">En storstilt helhusfest i Vilhelm Bjerknes' hus</text:span>. <text:span text:style-name="T14">I tillegg til de vanlige barene, stiller vi selvfølgelig med 20-årsavdeling med alle skjenkerettigheter. Dette gjentas selvfølgelig alle dagene det er fest!</text:span></text:p>
      <text:p text:style-name="P9"><text:span text:style-name="T11">Det er ikke rart om du blir sliten etter den første kvelden, men frykt ikke!</text:span> I helgen er det mulig å komme innom RF-kjelleren for filmer, <text:span text:style-name="T11">video- og brett</text:span>spill, <text:span text:style-name="T11">og masse avslappet moro</text:span>.</text:p>
      <text:p text:style-name="P8">Vi begynner igjen mandag 15. med matte-stand-up med <text:span text:style-name="T6">Matt Parker</text:span> fra <text:span text:style-name="T6">Numberphile</text:span>. Onsdag 17. er det ølsmaking, før vi tar RF-kjelleren tilbake til 50-tallet! Det blir livemusikk ved <text:span text:style-name="T6">Eriksen Swing Ensemble</text:span> og dansegulvet blir så klart <text:span text:style-name="T12">en del større enn vanlig</text:span>.</text:p>
      <text:p text:style-name="P7">Om man ikke fikk nok komedie på mandagen inviterer vi til stand-up-komedie-kveld torsdag 18. <text:span text:style-name="T6">Olav og Christian</text:span> begynner showet <text:span text:style-name="T8">etterfulgt av </text:span><text:span text:style-name="T7">Nils-Ingar «Nilsi» Aadne</text:span><text:span text:style-name="T8">, før </text:span><text:span text:style-name="T7">Andy the Candy</text:span><text:span text:style-name="T8"> avslutter med konsert.</text:span></text:p>
      <text:p text:style-name="P10">Det desiderte høydepunktet denne uka er fredag 19. <text:span text:style-name="T15">februar.</text:span> Vi gjør om hele Vilhelm Bjerknes' hus til et<text:span text:style-name="T13">t gigantisk</text:span> festlokale. Det blir 14(!) barer, drevet av like mange studentforeninger. <text:span text:style-name="T9">Vi kaller dette «pub-til-pub» og ideen er enkel. Våre venneforeninger stiller med sitt eget barkonsept – i konkurranse mot alle de andre barene! Kvelden sparkes i gang med Spellemann-nominerte Razika. Jentebandet fra Bergen var i år nominert i kategorien «årets indiealbum».</text:span></text:p>
      <text:p text:style-name="P11">Disse arrangementene kan du oppleve for kun 200,– (ukespass), men det er selvsagt også mulig å kjøpe enkeltbilletter til hvert arrangement. Det er kun kveldsarrangementene som krever betaling. For å finne fullstendig festivalprogram, gå inn på <text:a xlink:type="simple" xlink:href="http://www.gildet.no/">www.gildet.no</text:a>. Her står det også hvilke arrangementer som krever betaling, samt pris for enkeltbillett.</text:p>
      <text:p text:style-name="P4">Det er opp mot 100 frivillige som hjelper oss med å gjennomføre denne festivalen. <text:span text:style-name="T4">Blant godene finner man reduserte priser i bar og kafé, reduserte priser på ukespass og en heidundrandes internfest i etterkant!</text:span></text:p>
      <text:p text:style-name="P6"><text:soft-page-break/>Hele gildet avsluttes med det tradisjonsrike <text:span text:style-name="T6">Biørneballet</text:span>. Ballet er en hyllest til <text:span text:style-name="T5">foreningens høye beskytter hans majestet Ursus Major. Majesteten gjør også en opptreden på ballet.</text:span></text:p>
      <text:p text:style-name="P12">Vi håper det blir en fantastisk uke og at mange av dere har mulighet til å tilbringe den med oss!</text:p>
      <text:p text:style-name="P13"/>
      <text:p text:style-name="P13">Hilsen Alexander</text:p>
      <text:p text:style-name="P13">PR-sjef i Biørnegildet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7:49:30.762237918</meta:creation-date>
    <dc:date>2016-02-11T21:05:27.330746818</dc:date>
    <meta:editing-duration>PT3H13M9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2" meta:paragraph-count="16" meta:word-count="515" meta:character-count="3428" meta:non-whitespace-character-count="2927"/>
  </office:meta>
</office:document-meta>
</file>